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Timothy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2-tx-Title-and-Text" presentation:presentation-page-layout-name="Master1-PPL12" draw:id="Slide-257">
        <draw:frame draw:id="id85" presentation:style-name="a440" draw:name="Title 1" svg:x="1.38in" svg:y="0.4in" svg:width="10.6in" svg:height="1.44965in" presentation:class="title" presentation:placeholder="false">
          <draw:text-box>
            <text:p text:style-name="a439" text:class-names="" text:cond-style-name=""><text:span text:style-name="a437" text:class-names="">1 TIMOTHY 1<text:s text:c="1"/></text:span><text:span text:style-name="a438" text:class-names=""/></text:p>
          </draw:text-box>
          <svg:title/>
          <svg:desc/>
        </draw:frame>
        <draw:frame draw:id="id86" presentation:style-name="a450" draw:name="Text Placeholder 2" svg:x="1.38in" svg:y="2in" svg:width="9.4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THE WELL-BELOVED OF PAUL (1:1-2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WARNING BY PAUL (1:3-11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3" draw:style-name="a451" draw:master-page-name="Master1-Layout1-title-Title-Slide" presentation:presentation-page-layout-name="Master1-PPL1" draw:id="Slide-258">
        <draw:frame draw:id="id87" presentation:style-name="a455" draw:name="Title 1" svg:x="1.38in" svg:y="0.83in" svg:width="10.3in" svg:height="4.42in" presentation:class="title" presentation:placeholder="false">
          <draw:text-box>
            <text:p text:style-name="a454" text:class-names="" text:cond-style-name=""><text:span text:style-name="a452" text:class-names="">THE WARNING BY PAUL (1:3-11):<text:s text:c="1"/></text:span><text:span text:style-name="a453" text:class-names=""/></text:p>
          </draw:text-box>
          <svg:title/>
          <svg:desc/>
        </draw:frame>
        <draw:frame draw:id="id88" presentation:style-name="a460" draw:name="Subtitle 2" svg:x="1.38in" svg:y="5.25in" svg:width="10.3in" svg:height="1.85in" presentation:class="subtitle" presentation:placeholder="false">
          <draw:text-box>
            <text:p text:style-name="a457" text:class-names="" text:cond-style-name=""><text:span text:style-name="a456" text:class-names=""><text:s text:c="1"/>The perverting of the Law of Moses (3:1-7)<text:s text:c="1"/></text:span></text:p>
            <text:p text:style-name="a459" text:class-names="" text:cond-style-name=""><text:span text:style-name="a458" text:class-names=""/></text:p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perverting of the Law of Moses (3:1-7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 perverters (1:3a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perversion (1:3b-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WARNING BY PAUL (1:3-11):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perverting of the Law of Moses (3:1-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urpose of the Law of Moses (3:8-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purpose of the Law of Moses (3:8-11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It was not made to control saved people (1:8a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was made to control unsaved people (1:8b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WARNING BY PAUL (1:3-11):<text:s text:c="1"/></text:span><text:span text:style-name="a508" text:class-names=""/></text:p>
          </draw:text-box>
          <svg:title/>
          <svg:desc/>
        </draw:frame>
        <draw:frame draw:id="id96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perverting of the Law of Moses (3:1-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purpose of the Law of Moses (3:8-11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8" draw:style-name="a521" draw:master-page-name="Master1-Layout12-tx-Title-and-Text" presentation:presentation-page-layout-name="Master1-PPL12" draw:id="Slide-263">
        <draw:frame draw:id="id97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TIMOTHY 1<text:s text:c="1"/></text:span><text:span text:style-name="a523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WELL-BELOVED OF PAUL (1:1-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WARNING BY PAUL (1:3-11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WITNESS BY PAUL (1:12-17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-title-Title-Slide" presentation:presentation-page-layout-name="Master1-PPL1" draw:id="Slide-264">
        <draw:frame draw:id="id99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THE WITNESS BY PAUL (1:12-17):<text:s text:c="1"/></text:span><text:span text:style-name="a541" text:class-names=""/></text:p>
          </draw:text-box>
          <svg:title/>
          <svg:desc/>
        </draw:frame>
        <draw:frame draw:id="id100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What God did (1:12, 14-15)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10" draw:style-name="a549" draw:master-page-name="Master1-Layout12-tx-Title-and-Text" presentation:presentation-page-layout-name="Master1-PPL12" draw:id="Slide-265">
        <draw:frame draw:id="id101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What God did (1:12, 14-15)<text:s text:c="1"/></text:span><text:span text:style-name="a551" text:class-names=""/></text:p>
          </draw:text-box>
          <svg:title/>
          <svg:desc/>
        </draw:frame>
        <draw:frame draw:id="id102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He saved Paul (1:14-15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e selected Paul (1:12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1" draw:style-name="a564" draw:master-page-name="Master1-Layout12-tx-Title-and-Text" presentation:presentation-page-layout-name="Master1-PPL12" draw:id="Slide-266">
        <draw:frame draw:id="id103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WITNESS BY PAUL (1:12-17):<text:s text:c="1"/></text:span><text:span text:style-name="a566" text:class-names=""/></text:p>
          </draw:text-box>
          <svg:title/>
          <svg:desc/>
        </draw:frame>
        <draw:frame draw:id="id104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What God did (1:12, 14-1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When God did it (1: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Why God did it (1:16-1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2" draw:style-name="a582" draw:master-page-name="Master1-Layout12-tx-Title-and-Text" presentation:presentation-page-layout-name="Master1-PPL12" draw:id="Slide-267">
        <draw:frame draw:id="id105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1 TIMOTHY 1<text:s text:c="1"/></text:span><text:span text:style-name="a584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WELL-BELOVED OF PAUL (1:1-2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WARNING BY PAUL (1:3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WITNESS BY PAUL (1:12-1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WISDOM BY PAUL (1:18-2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-title-Title-Slide" presentation:presentation-page-layout-name="Master1-PPL1" draw:id="Slide-268">
        <draw:frame draw:id="id107" presentation:style-name="a607" draw:name="Title 1" svg:x="1.38in" svg:y="0.83in" svg:width="10.3in" svg:height="4.42in" presentation:class="title" presentation:placeholder="false">
          <draw:text-box>
            <text:p text:style-name="a606" text:class-names="" text:cond-style-name=""><text:span text:style-name="a604" text:class-names="">THE WISDOM BY PAUL (1:18-20)<text:s text:c="1"/></text:span><text:span text:style-name="a605" text:class-names=""/></text:p>
          </draw:text-box>
          <svg:title/>
          <svg:desc/>
        </draw:frame>
        <draw:frame draw:id="id108" presentation:style-name="a612" draw:name="Subtitle 2" svg:x="1.38in" svg:y="5.25in" svg:width="10.3in" svg:height="1.85in" presentation:class="subtitle" presentation:placeholder="false">
          <draw:text-box>
            <text:p text:style-name="a609" text:class-names="" text:cond-style-name=""><text:span text:style-name="a608" text:class-names=""><text:s text:c="1"/>What Timothy is to do (1:18-19b)<text:s text:c="1"/></text:span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What Timothy is to do (1:18-19b)<text:s text:c="1"/></text:span><text:span text:style-name="a615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Fight the good fight (1:18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Keep the faith (1:19a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Maintain a clear conscience (1:19b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WISDOM BY PAUL (1:18-20)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What Timothy is to do (1:18-19b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What Hymenaeus and Alexander have done (1:19c-20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What Hymenaeus and Alexander have done (1:19c-20)<text:s text:c="1"/></text:span><text:span text:style-name="a648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ir perversion (1:19c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ir punishment (1:2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THE WISDOM BY PAUL (1:18-20)<text:s text:c="1"/></text:span><text:span text:style-name="a663" text:class-names=""/></text:p>
          </draw:text-box>
          <svg:title/>
          <svg:desc/>
        </draw:frame>
        <draw:frame draw:id="id116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What Timothy is to do (1:18-19b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What Hymenaeus and Alexander have done (1:19c-20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8" draw:style-name="a676" draw:master-page-name="Master1-Layout12-tx-Title-and-Text" presentation:presentation-page-layout-name="Master1-PPL12" draw:id="Slide-273">
        <draw:frame draw:id="id117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TIMOTHY 1<text:s text:c="1"/></text:span><text:span text:style-name="a678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THE WELL-BELOVED OF PAUL (1:1-2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WARNING BY PAUL (1:3-11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WITNESS BY PAUL (1:12-17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WISDOM BY PAUL (1:18-20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1-title-Title-Slide" presentation:presentation-page-layout-name="Master1-PPL1" draw:id="Slide-274">
        <draw:frame draw:id="id119" presentation:style-name="a701" draw:name="Title 1" svg:x="1.38in" svg:y="0.83in" svg:width="10.3in" svg:height="4.42in" presentation:class="title" presentation:placeholder="false">
          <draw:text-box>
            <text:p text:style-name="a700" text:class-names="" text:cond-style-name=""><text:span text:style-name="a698" text:class-names="">1 TIMOTHY 2<text:s text:c="1"/></text:span><text:span text:style-name="a699" text:class-names=""/></text:p>
          </draw:text-box>
          <svg:title/>
          <svg:desc/>
        </draw:frame>
        <draw:frame draw:id="id120" presentation:style-name="a706" draw:name="Subtitle 2" svg:x="1.38in" svg:y="5.25in" svg:width="10.3in" svg:height="1.85in" presentation:class="subtitle" presentation:placeholder="false">
          <draw:text-box>
            <text:p text:style-name="a703" text:class-names="" text:cond-style-name=""><text:span text:style-name="a702" text:class-names="">THE WORSHIP OF GOD (2:1-2, 8):<text:s text:c="1"/></text:span></text:p>
            <text:p text:style-name="a705" text:class-names="" text:cond-style-name=""><text:span text:style-name="a704" text:class-names=""/></text:p>
          </draw:text-box>
          <svg:title/>
          <svg:desc/>
        </draw:frame>
      </draw:page>
      <draw:page draw:name="Slide20" draw:style-name="a707" draw:master-page-name="Master1-Layout1-title-Title-Slide" presentation:presentation-page-layout-name="Master1-PPL1" draw:id="Slide-275">
        <draw:frame draw:id="id121" presentation:style-name="a711" draw:name="Title 1" svg:x="1.38in" svg:y="0.83in" svg:width="10.3in" svg:height="4.42in" presentation:class="title" presentation:placeholder="false">
          <draw:text-box>
            <text:p text:style-name="a710" text:class-names="" text:cond-style-name=""><text:span text:style-name="a708" text:class-names="">THE WORSHIP OF GOD (2:1-2, 8):<text:s text:c="1"/></text:span><text:span text:style-name="a709" text:class-names=""/></text:p>
          </draw:text-box>
          <svg:title/>
          <svg:desc/>
        </draw:frame>
        <draw:frame draw:id="id122" presentation:style-name="a716" draw:name="Subtitle 2" svg:x="1.38in" svg:y="5.25in" svg:width="10.3in" svg:height="1.85in" presentation:class="subtitle" presentation:placeholder="false">
          <draw:text-box>
            <text:p text:style-name="a713" text:class-names="" text:cond-style-name=""><text:span text:style-name="a712" text:class-names=""><text:s text:c="1"/>For whom we should pray (2:1-2a)<text:s text:c="1"/></text:span></text:p>
            <text:p text:style-name="a715" text:class-names="" text:cond-style-name=""><text:span text:style-name="a714" text:class-names=""/></text:p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For whom we should pray (2:1-2a)<text:s text:c="1"/></text:span><text:span text:style-name="a719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For those in authority (2:2a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For everyone (2:1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2" draw:style-name="a732" draw:master-page-name="Master1-Layout12-tx-Title-and-Text" presentation:presentation-page-layout-name="Master1-PPL12" draw:id="Slide-277">
        <draw:frame draw:id="id125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WORSHIP OF GOD (2:1-2, 8):<text:s text:c="1"/></text:span><text:span text:style-name="a734" text:class-names=""/></text:p>
          </draw:text-box>
          <svg:title/>
          <svg:desc/>
        </draw:frame>
        <draw:frame draw:id="id126" presentation:style-name="a749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For whom we should pray (2:1-2a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Why we should pray (2:2b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How we should pray (2: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1 TIMOTHY 2<text:s text:c="1"/></text:span><text:span text:style-name="a752" text:class-names=""/></text:p>
          </draw:text-box>
          <svg:title/>
          <svg:desc/>
        </draw:frame>
        <draw:frame draw:id="id128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THE WORSHIP OF GOD (2:1-2, 8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WILL OF GOD (2:3-7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THE WILL OF GOD (2:3-7)<text:s text:c="1"/></text:span><text:span text:style-name="a767" text:class-names=""/></text:p>
          </draw:text-box>
          <svg:title/>
          <svg:desc/>
        </draw:frame>
        <draw:frame draw:id="id130" presentation:style-name="a785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mission (2:3-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mediator (2:5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method (2:6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messenger (2: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5" draw:style-name="a786" draw:master-page-name="Master1-Layout12-tx-Title-and-Text" presentation:presentation-page-layout-name="Master1-PPL12" draw:id="Slide-280">
        <draw:frame draw:id="id131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1 TIMOTHY 2<text:s text:c="1"/></text:span><text:span text:style-name="a788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WORSHIP OF GOD (2:1-2, 8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WILL OF GOD (2:3-7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WOMAN OF GOD (2:9-15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6" draw:style-name="a804" draw:master-page-name="Master1-Layout1-title-Title-Slide" presentation:presentation-page-layout-name="Master1-PPL1" draw:id="Slide-281">
        <draw:frame draw:id="id133" presentation:style-name="a808" draw:name="Title 1" svg:x="1.38in" svg:y="0.83in" svg:width="10.3in" svg:height="4.42in" presentation:class="title" presentation:placeholder="false">
          <draw:text-box>
            <text:p text:style-name="a807" text:class-names="" text:cond-style-name=""><text:span text:style-name="a805" text:class-names="">THE WOMAN OF GOD (2:9-15)<text:s text:c="1"/></text:span><text:span text:style-name="a806" text:class-names=""/></text:p>
          </draw:text-box>
          <svg:title/>
          <svg:desc/>
        </draw:frame>
        <draw:frame draw:id="id134" presentation:style-name="a813" draw:name="Subtitle 2" svg:x="1.38in" svg:y="5.25in" svg:width="10.3in" svg:height="1.85in" presentation:class="subtitle" presentation:placeholder="false">
          <draw:text-box>
            <text:p text:style-name="a810" text:class-names="" text:cond-style-name=""><text:span text:style-name="a809" text:class-names=""><text:s text:c="1"/>Her responsibilities (2:9-11)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27" draw:style-name="a814" draw:master-page-name="Master1-Layout12-tx-Title-and-Text" presentation:presentation-page-layout-name="Master1-PPL12" draw:id="Slide-282">
        <draw:frame draw:id="id135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<text:s text:c="1"/>Her responsibilities (2:9-11)<text:s text:c="1"/></text:span><text:span text:style-name="a816" text:class-names=""/></text:p>
          </draw:text-box>
          <svg:title/>
          <svg:desc/>
        </draw:frame>
        <draw:frame draw:id="id136" presentation:style-name="a828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In matters of apparel (2:9-10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In matters of attitude (2:11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8" draw:style-name="a829" draw:master-page-name="Master1-Layout12-tx-Title-and-Text" presentation:presentation-page-layout-name="Master1-PPL12" draw:id="Slide-283">
        <draw:frame draw:id="id137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THE WOMAN OF GOD (2:9-15)<text:s text:c="1"/></text:span><text:span text:style-name="a831" text:class-names=""/></text:p>
          </draw:text-box>
          <svg:title/>
          <svg:desc/>
        </draw:frame>
        <draw:frame draw:id="id138" presentation:style-name="a843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Her responsibilities (2:9-11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Her restrictions (2:12-14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9" draw:style-name="a844" draw:master-page-name="Master1-Layout12-tx-Title-and-Text" presentation:presentation-page-layout-name="Master1-PPL12" draw:id="Slide-284">
        <draw:frame draw:id="id13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<text:s text:c="1"/>Her restrictions (2:12-14)<text:s text:c="1"/></text:span><text:span text:style-name="a846" text:class-names=""/></text:p>
          </draw:text-box>
          <svg:title/>
          <svg:desc/>
        </draw:frame>
        <draw:frame draw:id="id140" presentation:style-name="a858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The rule (2:12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reason (2:13-1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30" draw:style-name="a859" draw:master-page-name="Master1-Layout12-tx-Title-and-Text" presentation:presentation-page-layout-name="Master1-PPL12" draw:id="Slide-285">
        <draw:frame draw:id="id141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The reason (2:13-14):<text:s text:c="1"/></text:span><text:span text:style-name="a861" text:class-names=""/></text:p>
          </draw:text-box>
          <svg:title/>
          <svg:desc/>
        </draw:frame>
        <draw:frame draw:id="id142" presentation:style-name="a873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The factor of the original creation (2:13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factor of the original corruption (2:14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31" draw:style-name="a874" draw:master-page-name="Master1-Layout12-tx-Title-and-Text" presentation:presentation-page-layout-name="Master1-PPL12" draw:id="Slide-286">
        <draw:frame draw:id="id143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Her restrictions (2:12-14)<text:s text:c="1"/></text:span><text:span text:style-name="a876" text:class-names=""/></text:p>
          </draw:text-box>
          <svg:title/>
          <svg:desc/>
        </draw:frame>
        <draw:frame draw:id="id144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The rule (2:12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reason (2:13-14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2" draw:style-name="a889" draw:master-page-name="Master1-Layout12-tx-Title-and-Text" presentation:presentation-page-layout-name="Master1-PPL12" draw:id="Slide-287">
        <draw:frame draw:id="id145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THE WOMAN OF GOD (2:9-15)<text:s text:c="1"/></text:span><text:span text:style-name="a891" text:class-names=""/></text:p>
          </draw:text-box>
          <svg:title/>
          <svg:desc/>
        </draw:frame>
        <draw:frame draw:id="id146" presentation:style-name="a906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r responsibilities (2:9-11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r restrictions (2:12-14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Her redemption (2:15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33" draw:style-name="a907" draw:master-page-name="Master1-Layout12-tx-Title-and-Text" presentation:presentation-page-layout-name="Master1-PPL12" draw:id="Slide-288">
        <draw:frame draw:id="id147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1 TIMOTHY 2<text:s text:c="1"/></text:span><text:span text:style-name="a909" text:class-names=""/></text:p>
          </draw:text-box>
          <svg:title/>
          <svg:desc/>
        </draw:frame>
        <draw:frame draw:id="id148" presentation:style-name="a924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THE WORSHIP OF GOD (2:1-2, 8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WILL OF GOD (2:3-7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WOMAN OF GOD (2:9-15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4" draw:style-name="a925" draw:master-page-name="Master1-Layout1-title-Title-Slide" presentation:presentation-page-layout-name="Master1-PPL1" draw:id="Slide-289">
        <draw:frame draw:id="id149" presentation:style-name="a929" draw:name="Title 1" svg:x="1.38in" svg:y="0.83in" svg:width="10.3in" svg:height="4.42in" presentation:class="title" presentation:placeholder="false">
          <draw:text-box>
            <text:p text:style-name="a928" text:class-names="" text:cond-style-name=""><text:span text:style-name="a926" text:class-names="">1 TIMOTHY 3<text:s text:c="1"/></text:span><text:span text:style-name="a927" text:class-names=""/></text:p>
          </draw:text-box>
          <svg:title/>
          <svg:desc/>
        </draw:frame>
        <draw:frame draw:id="id150" presentation:style-name="a934" draw:name="Subtitle 2" svg:x="1.38in" svg:y="5.25in" svg:width="10.3in" svg:height="1.85in" presentation:class="subtitle" presentation:placeholder="false">
          <draw:text-box>
            <text:p text:style-name="a931" text:class-names="" text:cond-style-name=""><text:span text:style-name="a930" text:class-names="">THE SHEPHERDS FOR THE CHURCH (3:1-13)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35" draw:style-name="a935" draw:master-page-name="Master1-Layout1-title-Title-Slide" presentation:presentation-page-layout-name="Master1-PPL1" draw:id="Slide-290">
        <draw:frame draw:id="id151" presentation:style-name="a939" draw:name="Title 1" svg:x="1.38in" svg:y="0.83in" svg:width="10.3in" svg:height="4.42in" presentation:class="title" presentation:placeholder="false">
          <draw:text-box>
            <text:p text:style-name="a938" text:class-names="" text:cond-style-name=""><text:span text:style-name="a936" text:class-names="">THE SHEPHERDS FOR THE CHURCH (3:1-13)<text:s text:c="1"/></text:span><text:span text:style-name="a937" text:class-names=""/></text:p>
          </draw:text-box>
          <svg:title/>
          <svg:desc/>
        </draw:frame>
        <draw:frame draw:id="id152" presentation:style-name="a944" draw:name="Subtitle 2" svg:x="1.38in" svg:y="5.25in" svg:width="10.3in" svg:height="1.85in" presentation:class="subtitle" presentation:placeholder="false">
          <draw:text-box>
            <text:p text:style-name="a941" text:class-names="" text:cond-style-name=""><text:span text:style-name="a940" text:class-names=""><text:s text:c="1"/>Qualifications for a pastor (3:1-7)<text:s text:c="1"/></text:span></text:p>
            <text:p text:style-name="a943" text:class-names="" text:cond-style-name=""><text:span text:style-name="a942" text:class-names=""/></text:p>
          </draw:text-box>
          <svg:title/>
          <svg:desc/>
        </draw:frame>
      </draw:page>
      <draw:page draw:name="Slide36" draw:style-name="a945" draw:master-page-name="Master1-Layout1-title-Title-Slide" presentation:presentation-page-layout-name="Master1-PPL1" draw:id="Slide-291">
        <draw:frame draw:id="id153" presentation:style-name="a949" draw:name="Title 1" svg:x="1.38in" svg:y="0.83in" svg:width="10.3in" svg:height="4.42in" presentation:class="title" presentation:placeholder="false">
          <draw:text-box>
            <text:p text:style-name="a948" text:class-names="" text:cond-style-name=""><text:span text:style-name="a946" text:class-names=""><text:s text:c="1"/>Qualifications for a pastor (3:1-7)<text:s text:c="1"/></text:span><text:span text:style-name="a947" text:class-names=""/></text:p>
          </draw:text-box>
          <svg:title/>
          <svg:desc/>
        </draw:frame>
        <draw:frame draw:id="id154" presentation:style-name="a954" draw:name="Subtitle 2" svg:x="1.38in" svg:y="5.25in" svg:width="10.3in" svg:height="1.85in" presentation:class="subtitle" presentation:placeholder="false">
          <draw:text-box>
            <text:p text:style-name="a951" text:class-names="" text:cond-style-name=""><text:span text:style-name="a950" text:class-names=""><text:s text:c="1"/>Positive qualifications (3:1-2, 3c-5, 7)<text:s text:c="1"/></text:span></text:p>
            <text:p text:style-name="a953" text:class-names="" text:cond-style-name=""><text:span text:style-name="a952" text:class-names=""/></text:p>
          </draw:text-box>
          <svg:title/>
          <svg:desc/>
        </draw:frame>
      </draw:page>
      <draw:page draw:name="Slide37" draw:style-name="a955" draw:master-page-name="Master1-Layout12-tx-Title-and-Text" presentation:presentation-page-layout-name="Master1-PPL12" draw:id="Slide-292">
        <draw:frame draw:id="id155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Positive qualifications (3:1-2, 3c-5, 7)<text:s text:c="1"/></text:span><text:span text:style-name="a957" text:class-names=""/></text:p>
          </draw:text-box>
          <svg:title/>
          <svg:desc/>
        </draw:frame>
        <draw:frame draw:id="id156" presentation:style-name="a978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He must be above reproach (3:1-2a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e must have only one wife and be faithful to her (3:2b).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e must be temperate, self-controlled, respectable, hospitable, and able to teach (3:2c)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He must be gentle and have a well-behaved family (3:3c-5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<text:s text:c="1"/>He must be respected by those outside the church (3:7).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8" draw:style-name="a979" draw:master-page-name="Master1-Layout12-tx-Title-and-Text" presentation:presentation-page-layout-name="Master1-PPL12" draw:id="Slide-293">
        <draw:frame draw:id="id157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<text:s text:c="1"/>Qualifications for a pastor (3:1-7)<text:s text:c="1"/></text:span><text:span text:style-name="a981" text:class-names=""/></text:p>
          </draw:text-box>
          <svg:title/>
          <svg:desc/>
        </draw:frame>
        <draw:frame draw:id="id158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Positive qualifications (3:1-2, 3c-5, 7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Negative qualifications (3:3a-3b, 3d, 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9" draw:style-name="a994" draw:master-page-name="Master1-Layout12-tx-Title-and-Text" presentation:presentation-page-layout-name="Master1-PPL12" draw:id="Slide-294">
        <draw:frame draw:id="id159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Negative qualifications (3:3a-3b, 3d, 6)<text:s text:c="1"/></text:span><text:span text:style-name="a996" text:class-names=""/></text:p>
          </draw:text-box>
          <svg:title/>
          <svg:desc/>
        </draw:frame>
        <draw:frame draw:id="id160" presentation:style-name="a1017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e must not be a heavy drinker (3:3a).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e must not be violent (3:3b).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e must not be proud (3:6b).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e must not be greedy (3:3d).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He must not be a new Christian (3:6a)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</draw:text-box>
          <svg:title/>
          <svg:desc/>
        </draw:frame>
      </draw:page>
      <draw:page draw:name="Slide40" draw:style-name="a1018" draw:master-page-name="Master1-Layout12-tx-Title-and-Text" presentation:presentation-page-layout-name="Master1-PPL12" draw:id="Slide-295">
        <draw:frame draw:id="id161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Qualifications for a pastor (3:1-7)<text:s text:c="1"/></text:span><text:span text:style-name="a1020" text:class-names=""/></text:p>
          </draw:text-box>
          <svg:title/>
          <svg:desc/>
        </draw:frame>
        <draw:frame draw:id="id162" presentation:style-name="a1032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Positive qualifications (3:1-2, 3c-5, 7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Negative qualifications (3:3a-3b, 3d, 6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41" draw:style-name="a1033" draw:master-page-name="Master1-Layout12-tx-Title-and-Text" presentation:presentation-page-layout-name="Master1-PPL12" draw:id="Slide-296">
        <draw:frame draw:id="id163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THE SHEPHERDS FOR THE CHURCH (3:1-13)<text:s text:c="1"/></text:span><text:span text:style-name="a1035" text:class-names=""/></text:p>
          </draw:text-box>
          <svg:title/>
          <svg:desc/>
        </draw:frame>
        <draw:frame draw:id="id164" presentation:style-name="a1047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Qualifications for a pastor (3:1-7)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Qualifications for a deacon (3:8-13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42" draw:style-name="a1048" draw:master-page-name="Master1-Layout1-title-Title-Slide" presentation:presentation-page-layout-name="Master1-PPL1" draw:id="Slide-297">
        <draw:frame draw:id="id165" presentation:style-name="a1052" draw:name="Title 1" svg:x="1.38in" svg:y="0.83in" svg:width="10.3in" svg:height="4.42in" presentation:class="title" presentation:placeholder="false">
          <draw:text-box>
            <text:p text:style-name="a1051" text:class-names="" text:cond-style-name=""><text:span text:style-name="a1049" text:class-names=""><text:s text:c="1"/>Qualifications for a deacon (3:8-13)<text:s text:c="1"/></text:span><text:span text:style-name="a1050" text:class-names=""/></text:p>
          </draw:text-box>
          <svg:title/>
          <svg:desc/>
        </draw:frame>
        <draw:frame draw:id="id166" presentation:style-name="a1057" draw:name="Subtitle 2" svg:x="1.38in" svg:y="5.25in" svg:width="10.3in" svg:height="1.85in" presentation:class="subtitle" presentation:placeholder="false">
          <draw:text-box>
            <text:p text:style-name="a1054" text:class-names="" text:cond-style-name=""><text:span text:style-name="a1053" text:class-names=""><text:s text:c="1"/>Positive qualifications (3:8a, 9-13)<text:s text:c="1"/></text:span></text:p>
            <text:p text:style-name="a1056" text:class-names="" text:cond-style-name=""><text:span text:style-name="a1055" text:class-names=""/></text:p>
          </draw:text-box>
          <svg:title/>
          <svg:desc/>
        </draw:frame>
      </draw:page>
      <draw:page draw:name="Slide43" draw:style-name="a1058" draw:master-page-name="Master1-Layout12-tx-Title-and-Text" presentation:presentation-page-layout-name="Master1-PPL12" draw:id="Slide-298">
        <draw:frame draw:id="id167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59" text:class-names=""><text:s text:c="1"/>Positive qualifications (3:8a, 9-13)<text:s text:c="1"/></text:span><text:span text:style-name="a1060" text:class-names=""/></text:p>
          </draw:text-box>
          <svg:title/>
          <svg:desc/>
        </draw:frame>
        <draw:frame draw:id="id168" presentation:style-name="a1078" draw:name="Text Placeholder 2" svg:x="1.38in" svg:y="2in" svg:width="9.4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<text:s text:c="1"/>He must be sincere and worthy of respect (3:8a).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<text:s text:c="1"/>He must be a man of spiritual depth (3:9).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He must be a man of proven character and ability (3:10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must be faithful to his wife, and his wife must be a woman of good character (3:11-13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</draw:page>
      <draw:page draw:name="Slide44" draw:style-name="a1079" draw:master-page-name="Master1-Layout12-tx-Title-and-Text" presentation:presentation-page-layout-name="Master1-PPL12" draw:id="Slide-299">
        <draw:frame draw:id="id169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<text:s text:c="1"/>Qualifications for a deacon (3:8-13)<text:s text:c="1"/></text:span><text:span text:style-name="a1081" text:class-names=""/></text:p>
          </draw:text-box>
          <svg:title/>
          <svg:desc/>
        </draw:frame>
        <draw:frame draw:id="id170" presentation:style-name="a1093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<text:s text:c="1"/>Positive qualifications (3:8a, 9-13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Negative qualifications (3:8b-8c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45" draw:style-name="a1094" draw:master-page-name="Master1-Layout12-tx-Title-and-Text" presentation:presentation-page-layout-name="Master1-PPL12" draw:id="Slide-300">
        <draw:frame draw:id="id171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<text:s text:c="1"/>Negative qualifications (3:8b-8c)<text:s text:c="1"/></text:span><text:span text:style-name="a1096" text:class-names=""/></text:p>
          </draw:text-box>
          <svg:title/>
          <svg:desc/>
        </draw:frame>
        <draw:frame draw:id="id172" presentation:style-name="a1108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He must not be a heavy drinker (3:8b).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He must not be greedy (3:8c).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6" draw:style-name="a1109" draw:master-page-name="Master1-Layout12-tx-Title-and-Text" presentation:presentation-page-layout-name="Master1-PPL12" draw:id="Slide-301">
        <draw:frame draw:id="id173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Qualifications for a deacon (3:8-13)<text:s text:c="1"/></text:span><text:span text:style-name="a1111" text:class-names=""/></text:p>
          </draw:text-box>
          <svg:title/>
          <svg:desc/>
        </draw:frame>
        <draw:frame draw:id="id174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Positive qualifications (3:8a, 9-13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Negative qualifications (3:8b-8c)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7" draw:style-name="a1124" draw:master-page-name="Master1-Layout12-tx-Title-and-Text" presentation:presentation-page-layout-name="Master1-PPL12" draw:id="Slide-302">
        <draw:frame draw:id="id175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THE SHEPHERDS FOR THE CHURCH (3:1-13)<text:s text:c="1"/></text:span><text:span text:style-name="a1126" text:class-names=""/></text:p>
          </draw:text-box>
          <svg:title/>
          <svg:desc/>
        </draw:frame>
        <draw:frame draw:id="id176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Qualifications for a pastor (3:1-7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Qualifications for a deacon (3:8-13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8" draw:style-name="a1139" draw:master-page-name="Master1-Layout12-tx-Title-and-Text" presentation:presentation-page-layout-name="Master1-PPL12" draw:id="Slide-303">
        <draw:frame draw:id="id177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1 TIMOTHY 3<text:s text:c="1"/></text:span><text:span text:style-name="a1141" text:class-names=""/></text:p>
          </draw:text-box>
          <svg:title/>
          <svg:desc/>
        </draw:frame>
        <draw:frame draw:id="id178" presentation:style-name="a1156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THE SHEPHERDS FOR THE CHURCH (3:1-13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THE SHEEP IN THE CHURCH (3:14-15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THE SAVIOR OF THE CHURCH (3:16):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9" draw:style-name="a1157" draw:master-page-name="Master1-Layout12-tx-Title-and-Text" presentation:presentation-page-layout-name="Master1-PPL12" draw:id="Slide-304">
        <draw:frame draw:id="id179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THE SAVIOR OF THE CHURCH (3:16):<text:s text:c="1"/></text:span><text:span text:style-name="a1159" text:class-names=""/></text:p>
          </draw:text-box>
          <svg:title/>
          <svg:desc/>
        </draw:frame>
        <draw:frame draw:id="id180" presentation:style-name="a1180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He was vindicated by the Spirit (3:16b).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He was seen by angels (3:16c).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s text:c="1"/>He was announced to the nations (3:16d).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s text:c="1"/>He was believed on in the world (3:16e).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He was taken up into heaven (3:16f).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draw:page>
      <draw:page draw:name="Slide50" draw:style-name="a1181" draw:master-page-name="Master1-Layout12-tx-Title-and-Text" presentation:presentation-page-layout-name="Master1-PPL12" draw:id="Slide-305">
        <draw:frame draw:id="id181" presentation:style-name="a1185" draw:name="Title 1" svg:x="1.38in" svg:y="0.4in" svg:width="10.6in" svg:height="1.44965in" presentation:class="title" presentation:placeholder="false">
          <draw:text-box>
            <text:p text:style-name="a1184" text:class-names="" text:cond-style-name=""><text:span text:style-name="a1182" text:class-names="">1 TIMOTHY 3<text:s text:c="1"/></text:span><text:span text:style-name="a1183" text:class-names=""/></text:p>
          </draw:text-box>
          <svg:title/>
          <svg:desc/>
        </draw:frame>
        <draw:frame draw:id="id182" presentation:style-name="a1198" draw:name="Text Placeholder 2" svg:x="1.38in" svg:y="2in" svg:width="9.4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THE SHEPHERDS FOR THE CHURCH (3:1-13)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THE SHEEP IN THE CHURCH (3:14-15):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SAVIOR OF THE CHURCH (3:16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51" draw:style-name="a1199" draw:master-page-name="Master1-Layout1-title-Title-Slide" presentation:presentation-page-layout-name="Master1-PPL1" draw:id="Slide-306">
        <draw:frame draw:id="id183" presentation:style-name="a1203" draw:name="Title 1" svg:x="1.38in" svg:y="0.83in" svg:width="10.3in" svg:height="4.42in" presentation:class="title" presentation:placeholder="false">
          <draw:text-box>
            <text:p text:style-name="a1202" text:class-names="" text:cond-style-name=""><text:span text:style-name="a1200" text:class-names="">1 TIMOTHY 4<text:s text:c="1"/></text:span><text:span text:style-name="a1201" text:class-names=""/></text:p>
          </draw:text-box>
          <svg:title/>
          <svg:desc/>
        </draw:frame>
        <draw:frame draw:id="id184" presentation:style-name="a1208" draw:name="Subtitle 2" svg:x="1.38in" svg:y="5.25in" svg:width="10.3in" svg:height="1.85in" presentation:class="subtitle" presentation:placeholder="false">
          <draw:text-box>
            <text:p text:style-name="a1205" text:class-names="" text:cond-style-name=""><text:span text:style-name="a1204" text:class-names="">GODLESS SHEPHERDS (4:1-5):<text:s text:c="1"/>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52" draw:style-name="a1209" draw:master-page-name="Master1-Layout12-tx-Title-and-Text" presentation:presentation-page-layout-name="Master1-PPL12" draw:id="Slide-307">
        <draw:frame draw:id="id185" presentation:style-name="a1213" draw:name="Title 1" svg:x="1.38in" svg:y="0.4in" svg:width="10.6in" svg:height="1.44965in" presentation:class="title" presentation:placeholder="false">
          <draw:text-box>
            <text:p text:style-name="a1212" text:class-names="" text:cond-style-name=""><text:span text:style-name="a1210" text:class-names="">GODLESS SHEPHERDS (4:1-5):<text:s text:c="1"/></text:span><text:span text:style-name="a1211" text:class-names=""/></text:p>
          </draw:text-box>
          <svg:title/>
          <svg:desc/>
        </draw:frame>
        <draw:frame draw:id="id186" presentation:style-name="a1223" draw:name="Text Placeholder 2" svg:x="1.38in" svg:y="2in" svg:width="9.4in" svg:height="4.7586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<text:s text:c="1"/>Who they are (4:2):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What they will do (4:1b-1c, 3)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</draw:page>
      <draw:page draw:name="Slide53" draw:style-name="a1224" draw:master-page-name="Master1-Layout12-tx-Title-and-Text" presentation:presentation-page-layout-name="Master1-PPL12" draw:id="Slide-308">
        <draw:frame draw:id="id187" presentation:style-name="a1228" draw:name="Title 1" svg:x="1.38in" svg:y="0.4in" svg:width="10.6in" svg:height="1.44965in" presentation:class="title" presentation:placeholder="false">
          <draw:text-box>
            <text:p text:style-name="a1227" text:class-names="" text:cond-style-name=""><text:span text:style-name="a1225" text:class-names=""><text:s text:c="1"/>What they will do (4:1b-1c, 3)<text:s text:c="1"/></text:span><text:span text:style-name="a1226" text:class-names=""/></text:p>
          </draw:text-box>
          <svg:title/>
          <svg:desc/>
        </draw:frame>
        <draw:frame draw:id="id188" presentation:style-name="a1241" draw:name="Text Placeholder 2" svg:x="1.38in" svg:y="2in" svg:width="9.4in" svg:height="4.75868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<text:s text:c="1"/>Abandon the faith (4:1b)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Follow teachings that come from lying spirits and demons (4:1c)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1"/>Forbid marriage and the eating of certain foods (4:3)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</draw:text-box>
          <svg:title/>
          <svg:desc/>
        </draw:frame>
      </draw:page>
      <draw:page draw:name="Slide54" draw:style-name="a1242" draw:master-page-name="Master1-Layout12-tx-Title-and-Text" presentation:presentation-page-layout-name="Master1-PPL12" draw:id="Slide-309">
        <draw:frame draw:id="id189" presentation:style-name="a1246" draw:name="Title 1" svg:x="1.38in" svg:y="0.4in" svg:width="10.6in" svg:height="1.44965in" presentation:class="title" presentation:placeholder="false">
          <draw:text-box>
            <text:p text:style-name="a1245" text:class-names="" text:cond-style-name=""><text:span text:style-name="a1243" text:class-names="">GODLESS SHEPHERDS (4:1-5):<text:s text:c="1"/></text:span><text:span text:style-name="a1244" text:class-names=""/></text:p>
          </draw:text-box>
          <svg:title/>
          <svg:desc/>
        </draw:frame>
        <draw:frame draw:id="id190" presentation:style-name="a1262" draw:name="Text Placeholder 2" svg:x="1.38in" svg:y="2in" svg:width="9.4in" svg:height="4.75868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<text:s text:c="1"/>Who they are (4:2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<text:s text:c="1"/>What they will do (4:1b-1c, 3)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<text:s text:c="1"/>When they will do it (4:1a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Why they are wrong (4:4-5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5" draw:style-name="a1263" draw:master-page-name="Master1-Layout12-tx-Title-and-Text" presentation:presentation-page-layout-name="Master1-PPL12" draw:id="Slide-310">
        <draw:frame draw:id="id191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Why they are wrong (4:4-5)<text:s text:c="1"/></text:span><text:span text:style-name="a1265" text:class-names=""/></text:p>
          </draw:text-box>
          <svg:title/>
          <svg:desc/>
        </draw:frame>
        <draw:frame draw:id="id192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Everything God created is good and thus should not be rejected (4:4).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Everything God created is made holy by God's Word and by prayer (4:5).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6" draw:style-name="a1278" draw:master-page-name="Master1-Layout12-tx-Title-and-Text" presentation:presentation-page-layout-name="Master1-PPL12" draw:id="Slide-311">
        <draw:frame draw:id="id193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79" text:class-names="">GODLESS SHEPHERDS (4:1-5):<text:s text:c="1"/></text:span><text:span text:style-name="a1280" text:class-names=""/></text:p>
          </draw:text-box>
          <svg:title/>
          <svg:desc/>
        </draw:frame>
        <draw:frame draw:id="id194" presentation:style-name="a1298" draw:name="Text Placeholder 2" svg:x="1.38in" svg:y="2in" svg:width="9.4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<text:s text:c="1"/>Who they are (4:2):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1"/>What they will do (4:1b-1c, 3)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<text:s text:c="1"/>When they will do it (4:1a):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<text:s text:c="1"/>Why they are wrong (4:4-5)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</draw:page>
      <draw:page draw:name="Slide57" draw:style-name="a1299" draw:master-page-name="Master1-Layout12-tx-Title-and-Text" presentation:presentation-page-layout-name="Master1-PPL12" draw:id="Slide-312">
        <draw:frame draw:id="id195" presentation:style-name="a1303" draw:name="Title 1" svg:x="1.38in" svg:y="0.4in" svg:width="10.6in" svg:height="1.44965in" presentation:class="title" presentation:placeholder="false">
          <draw:text-box>
            <text:p text:style-name="a1302" text:class-names="" text:cond-style-name=""><text:span text:style-name="a1300" text:class-names="">1 TIMOTHY 4<text:s text:c="1"/></text:span><text:span text:style-name="a1301" text:class-names=""/></text:p>
          </draw:text-box>
          <svg:title/>
          <svg:desc/>
        </draw:frame>
        <draw:frame draw:id="id196" presentation:style-name="a1313" draw:name="Text Placeholder 2" svg:x="1.38in" svg:y="2in" svg:width="9.4in" svg:height="4.75868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GODLESS SHEPHERDS (4:1-5):<text:s text:c="1"/>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GODLY SHEPHERDS (4:6-16):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</draw:page>
      <draw:page draw:name="Slide58" draw:style-name="a1314" draw:master-page-name="Master1-Layout1-title-Title-Slide" presentation:presentation-page-layout-name="Master1-PPL1" draw:id="Slide-313">
        <draw:frame draw:id="id197" presentation:style-name="a1318" draw:name="Title 1" svg:x="1.38in" svg:y="0.83in" svg:width="10.3in" svg:height="4.42in" presentation:class="title" presentation:placeholder="false">
          <draw:text-box>
            <text:p text:style-name="a1317" text:class-names="" text:cond-style-name=""><text:span text:style-name="a1315" text:class-names="">GODLY SHEPHERDS (4:6-16):<text:s text:c="1"/></text:span><text:span text:style-name="a1316" text:class-names=""/></text:p>
          </draw:text-box>
          <svg:title/>
          <svg:desc/>
        </draw:frame>
        <draw:frame draw:id="id198" presentation:style-name="a1323" draw:name="Subtitle 2" svg:x="1.38in" svg:y="5.25in" svg:width="10.3in" svg:height="1.85in" presentation:class="subtitle" presentation:placeholder="false">
          <draw:text-box>
            <text:p text:style-name="a1320" text:class-names="" text:cond-style-name=""><text:span text:style-name="a1319" text:class-names=""><text:s text:c="1"/>The don'ts (4:7a, 12a, 14)<text:s text:c="1"/></text:span></text:p>
            <text:p text:style-name="a1322" text:class-names="" text:cond-style-name=""><text:span text:style-name="a1321" text:class-names=""/></text:p>
          </draw:text-box>
          <svg:title/>
          <svg:desc/>
        </draw:frame>
      </draw:page>
      <draw:page draw:name="Slide59" draw:style-name="a1324" draw:master-page-name="Master1-Layout12-tx-Title-and-Text" presentation:presentation-page-layout-name="Master1-PPL12" draw:id="Slide-314">
        <draw:frame draw:id="id199" presentation:style-name="a1328" draw:name="Title 1" svg:x="1.38in" svg:y="0.4in" svg:width="10.6in" svg:height="1.44965in" presentation:class="title" presentation:placeholder="false">
          <draw:text-box>
            <text:p text:style-name="a1327" text:class-names="" text:cond-style-name=""><text:span text:style-name="a1325" text:class-names=""><text:s text:c="1"/>The don'ts (4:7a, 12a, 14)<text:s text:c="1"/></text:span><text:span text:style-name="a1326" text:class-names=""/></text:p>
          </draw:text-box>
          <svg:title/>
          <svg:desc/>
        </draw:frame>
        <draw:frame draw:id="id200" presentation:style-name="a1341" draw:name="Text Placeholder 2" svg:x="1.38in" svg:y="2in" svg:width="9.4in" svg:height="4.758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<text:s text:c="1"/>Don't waste time arguing over foolish ideas and silly myths (4:7a).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Don't be intimidated because of your youth (4:12a).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Don't neglect your spiritual gift (4:14).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60" draw:style-name="a1342" draw:master-page-name="Master1-Layout12-tx-Title-and-Text" presentation:presentation-page-layout-name="Master1-PPL12" draw:id="Slide-315">
        <draw:frame draw:id="id201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GODLY SHEPHERDS (4:6-16):<text:s text:c="1"/></text:span><text:span text:style-name="a1344" text:class-names=""/></text:p>
          </draw:text-box>
          <svg:title/>
          <svg:desc/>
        </draw:frame>
        <draw:frame draw:id="id202" presentation:style-name="a1356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<text:s text:c="1"/>The don'ts (4:7a, 12a, 14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<text:s text:c="1"/>The dos (4:6, 7b-11, 12b-13, 15-16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61" draw:style-name="a1357" draw:master-page-name="Master1-Layout12-tx-Title-and-Text" presentation:presentation-page-layout-name="Master1-PPL12" draw:id="Slide-316">
        <draw:frame draw:id="id203" presentation:style-name="a1361" draw:name="Title 1" svg:x="1.38in" svg:y="0.4in" svg:width="10.6in" svg:height="1.44965in" presentation:class="title" presentation:placeholder="false">
          <draw:text-box>
            <text:p text:style-name="a1360" text:class-names="" text:cond-style-name=""><text:span text:style-name="a1358" text:class-names=""><text:s text:c="1"/>The dos (4:6, 7b-11, 12b-13, 15-16)<text:s text:c="1"/></text:span><text:span text:style-name="a1359" text:class-names=""/></text:p>
          </draw:text-box>
          <svg:title/>
          <svg:desc/>
        </draw:frame>
        <draw:frame draw:id="id204" presentation:style-name="a1383" draw:name="Text Placeholder 2" svg:x="1.38in" svg:y="2in" svg:width="9.4in" svg:height="4.7586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<text:s text:c="1"/>Warn the church members concerning apostasy (4:6).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<text:s text:c="1"/>Keep spiritually fit (4:7b-11).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Be a godly role model in all you do (4:12b).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<text:s text:c="1"/>Continue to publicly read, teach, and preach the Word of God (4:13).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s text:c="1"/>Give yourself wholly to the ministry (4:15).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<text:s text:c="1"/>Keep close check on your own life (4:16).<text:s text:c="1"/>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</draw:text-box>
          <svg:title/>
          <svg:desc/>
        </draw:frame>
      </draw:page>
      <draw:page draw:name="Slide62" draw:style-name="a1384" draw:master-page-name="Master1-Layout12-tx-Title-and-Text" presentation:presentation-page-layout-name="Master1-PPL12" draw:id="Slide-317">
        <draw:frame draw:id="id205" presentation:style-name="a1388" draw:name="Title 1" svg:x="1.38in" svg:y="0.4in" svg:width="10.6in" svg:height="1.44965in" presentation:class="title" presentation:placeholder="false">
          <draw:text-box>
            <text:p text:style-name="a1387" text:class-names="" text:cond-style-name=""><text:span text:style-name="a1385" text:class-names="">GODLY SHEPHERDS (4:6-16):<text:s text:c="1"/></text:span><text:span text:style-name="a1386" text:class-names=""/></text:p>
          </draw:text-box>
          <svg:title/>
          <svg:desc/>
        </draw:frame>
        <draw:frame draw:id="id206" presentation:style-name="a1398" draw:name="Text Placeholder 2" svg:x="1.38in" svg:y="2in" svg:width="9.4in" svg:height="4.75868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9" text:class-names=""><text:s text:c="1"/>The don'ts (4:7a, 12a, 14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The dos (4:6, 7b-11, 12b-13, 15-16)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</draw:text-box>
          <svg:title/>
          <svg:desc/>
        </draw:frame>
      </draw:page>
      <draw:page draw:name="Slide63" draw:style-name="a1399" draw:master-page-name="Master1-Layout12-tx-Title-and-Text" presentation:presentation-page-layout-name="Master1-PPL12" draw:id="Slide-318">
        <draw:frame draw:id="id207" presentation:style-name="a1403" draw:name="Title 1" svg:x="1.38in" svg:y="0.4in" svg:width="10.6in" svg:height="1.44965in" presentation:class="title" presentation:placeholder="false">
          <draw:text-box>
            <text:p text:style-name="a1402" text:class-names="" text:cond-style-name=""><text:span text:style-name="a1400" text:class-names="">1 TIMOTHY 4<text:s text:c="1"/></text:span><text:span text:style-name="a1401" text:class-names=""/></text:p>
          </draw:text-box>
          <svg:title/>
          <svg:desc/>
        </draw:frame>
        <draw:frame draw:id="id208" presentation:style-name="a1413" draw:name="Text Placeholder 2" svg:x="1.38in" svg:y="2in" svg:width="9.4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GODLESS SHEPHERDS (4:1-5):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GODLY SHEPHERDS (4:6-16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4" draw:style-name="a1414" draw:master-page-name="Master1-Layout1-title-Title-Slide" presentation:presentation-page-layout-name="Master1-PPL1" draw:id="Slide-319">
        <draw:frame draw:id="id209" presentation:style-name="a1418" draw:name="Title 1" svg:x="1.38in" svg:y="0.83in" svg:width="10.3in" svg:height="4.42in" presentation:class="title" presentation:placeholder="false">
          <draw:text-box>
            <text:p text:style-name="a1417" text:class-names="" text:cond-style-name=""><text:span text:style-name="a1415" text:class-names="">1 TIMOTHY 5<text:s text:c="1"/></text:span><text:span text:style-name="a1416" text:class-names=""/></text:p>
          </draw:text-box>
          <svg:title/>
          <svg:desc/>
        </draw:frame>
        <draw:frame draw:id="id210" presentation:style-name="a1423" draw:name="Subtitle 2" svg:x="1.38in" svg:y="5.25in" svg:width="10.3in" svg:height="1.85in" presentation:class="subtitle" presentation:placeholder="false">
          <draw:text-box>
            <text:p text:style-name="a1420" text:class-names="" text:cond-style-name=""><text:span text:style-name="a1419" text:class-names="">THE PEOPLE (5:1-16):<text:s text:c="1"/></text:span></text:p>
            <text:p text:style-name="a1422" text:class-names="" text:cond-style-name=""><text:span text:style-name="a1421" text:class-names=""/></text:p>
          </draw:text-box>
          <svg:title/>
          <svg:desc/>
        </draw:frame>
      </draw:page>
      <draw:page draw:name="Slide65" draw:style-name="a1424" draw:master-page-name="Master1-Layout12-tx-Title-and-Text" presentation:presentation-page-layout-name="Master1-PPL12" draw:id="Slide-320">
        <draw:frame draw:id="id211" presentation:style-name="a1428" draw:name="Title 1" svg:x="1.38in" svg:y="0.4in" svg:width="10.6in" svg:height="1.44965in" presentation:class="title" presentation:placeholder="false">
          <draw:text-box>
            <text:p text:style-name="a1427" text:class-names="" text:cond-style-name=""><text:span text:style-name="a1425" text:class-names="">THE PEOPLE (5:1-16):<text:s text:c="1"/></text:span><text:span text:style-name="a1426" text:class-names=""/></text:p>
          </draw:text-box>
          <svg:title/>
          <svg:desc/>
        </draw:frame>
        <draw:frame draw:id="id212" presentation:style-name="a1447" draw:name="Text Placeholder 2" svg:x="1.38in" svg:y="2in" svg:width="9.4in" svg:height="4.75868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9" text:class-names=""><text:s text:c="1"/>In regard to older men (5:1a):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<text:s text:c="1"/>In regard to younger men (5:1b):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<text:s text:c="1"/>In regard to older women (5:2a):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<text:s text:c="1"/>In regard to younger women (5:2b):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1"/>In regard to widows (5:3-16)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66" draw:style-name="a1448" draw:master-page-name="Master1-Layout1-title-Title-Slide" presentation:presentation-page-layout-name="Master1-PPL1" draw:id="Slide-321">
        <draw:frame draw:id="id213" presentation:style-name="a1452" draw:name="Title 1" svg:x="1.38in" svg:y="0.83in" svg:width="10.3in" svg:height="4.42in" presentation:class="title" presentation:placeholder="false">
          <draw:text-box>
            <text:p text:style-name="a1451" text:class-names="" text:cond-style-name=""><text:span text:style-name="a1449" text:class-names=""><text:s text:c="1"/>In regard to widows (5:3-16)<text:s text:c="1"/></text:span><text:span text:style-name="a1450" text:class-names=""/></text:p>
          </draw:text-box>
          <svg:title/>
          <svg:desc/>
        </draw:frame>
        <draw:frame draw:id="id214" presentation:style-name="a1457" draw:name="Subtitle 2" svg:x="1.38in" svg:y="5.25in" svg:width="10.3in" svg:height="1.85in" presentation:class="subtitle" presentation:placeholder="false">
          <draw:text-box>
            <text:p text:style-name="a1454" text:class-names="" text:cond-style-name=""><text:span text:style-name="a1453" text:class-names=""><text:s text:c="1"/>Older widows (5:3-10, 16)<text:s text:c="1"/></text:span></text:p>
            <text:p text:style-name="a1456" text:class-names="" text:cond-style-name=""><text:span text:style-name="a1455" text:class-names=""/></text:p>
          </draw:text-box>
          <svg:title/>
          <svg:desc/>
        </draw:frame>
      </draw:page>
      <draw:page draw:name="Slide67" draw:style-name="a1458" draw:master-page-name="Master1-Layout12-tx-Title-and-Text" presentation:presentation-page-layout-name="Master1-PPL12" draw:id="Slide-322">
        <draw:frame draw:id="id215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59" text:class-names=""><text:s text:c="1"/>Older widows (5:3-10, 16)<text:s text:c="1"/></text:span><text:span text:style-name="a1460" text:class-names=""/></text:p>
          </draw:text-box>
          <svg:title/>
          <svg:desc/>
        </draw:frame>
        <draw:frame draw:id="id216" presentation:style-name="a1475" draw:name="Tex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<text:s text:c="1"/>Widows who are over sixty, godly, and have no living children (5:3, 5, 9-10, 16):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Widows who have living children and grandchildren (5:4, 8, 16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Widows who are carnal and live only for pleasure (5:6-7):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68" draw:style-name="a1476" draw:master-page-name="Master1-Layout12-tx-Title-and-Text" presentation:presentation-page-layout-name="Master1-PPL12" draw:id="Slide-323">
        <draw:frame draw:id="id217" presentation:style-name="a1480" draw:name="Title 1" svg:x="1.38in" svg:y="0.4in" svg:width="10.6in" svg:height="1.44965in" presentation:class="title" presentation:placeholder="false">
          <draw:text-box>
            <text:p text:style-name="a1479" text:class-names="" text:cond-style-name=""><text:span text:style-name="a1477" text:class-names=""><text:s text:c="1"/>In regard to widows (5:3-16)<text:s text:c="1"/></text:span><text:span text:style-name="a1478" text:class-names=""/></text:p>
          </draw:text-box>
          <svg:title/>
          <svg:desc/>
        </draw:frame>
        <draw:frame draw:id="id218" presentation:style-name="a1490" draw:name="Text Placeholder 2" svg:x="1.38in" svg:y="2in" svg:width="9.4in" svg:height="4.75868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<text:s text:c="1"/>Older widows (5:3-10, 16)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<text:s text:c="1"/>Younger widows (5:11-15)<text:s text:c="1"/>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/></text:p>
              </text:list-item>
            </text:list>
          </draw:text-box>
          <svg:title/>
          <svg:desc/>
        </draw:frame>
      </draw:page>
      <draw:page draw:name="Slide69" draw:style-name="a1491" draw:master-page-name="Master1-Layout12-tx-Title-and-Text" presentation:presentation-page-layout-name="Master1-PPL12" draw:id="Slide-324">
        <draw:frame draw:id="id219" presentation:style-name="a1495" draw:name="Title 1" svg:x="1.38in" svg:y="0.4in" svg:width="10.6in" svg:height="1.44965in" presentation:class="title" presentation:placeholder="false">
          <draw:text-box>
            <text:p text:style-name="a1494" text:class-names="" text:cond-style-name=""><text:span text:style-name="a1492" text:class-names=""><text:s text:c="1"/>Younger widows (5:11-15)<text:s text:c="1"/></text:span><text:span text:style-name="a1493" text:class-names=""/></text:p>
          </draw:text-box>
          <svg:title/>
          <svg:desc/>
        </draw:frame>
        <draw:frame draw:id="id220" presentation:style-name="a1505" draw:name="Text Placeholder 2" svg:x="1.38in" svg:y="2in" svg:width="9.4in" svg:height="4.75868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<text:s text:c="1"/>The rule (5:11-12, 14):<text:s text:c="1"/>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s text:c="1"/>The reason (5:13, 15):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</draw:text-box>
          <svg:title/>
          <svg:desc/>
        </draw:frame>
      </draw:page>
      <draw:page draw:name="Slide70" draw:style-name="a1506" draw:master-page-name="Master1-Layout12-tx-Title-and-Text" presentation:presentation-page-layout-name="Master1-PPL12" draw:id="Slide-325">
        <draw:frame draw:id="id221" presentation:style-name="a1510" draw:name="Title 1" svg:x="1.38in" svg:y="0.4in" svg:width="10.6in" svg:height="1.44965in" presentation:class="title" presentation:placeholder="false">
          <draw:text-box>
            <text:p text:style-name="a1509" text:class-names="" text:cond-style-name=""><text:span text:style-name="a1507" text:class-names=""><text:s text:c="1"/>In regard to widows (5:3-16)<text:s text:c="1"/></text:span><text:span text:style-name="a1508" text:class-names=""/></text:p>
          </draw:text-box>
          <svg:title/>
          <svg:desc/>
        </draw:frame>
        <draw:frame draw:id="id222" presentation:style-name="a1520" draw:name="Text Placeholder 2" svg:x="1.38in" svg:y="2in" svg:width="9.4in" svg:height="4.75868in" presentation:class="outline" presentation:placeholder="false">
          <draw:text-box>
            <text:list text:style-name="a1513">
              <text:list-item>
                <text:p text:style-name="a1512" text:class-names="" text:cond-style-name=""><text:span text:style-name="a1511" text:class-names=""><text:s text:c="1"/>Older widows (5:3-10, 16)<text:s text:c="1"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<text:s text:c="1"/>Younger widows (5:11-15)<text:s text:c="1"/>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</draw:text-box>
          <svg:title/>
          <svg:desc/>
        </draw:frame>
      </draw:page>
      <draw:page draw:name="Slide71" draw:style-name="a1521" draw:master-page-name="Master1-Layout12-tx-Title-and-Text" presentation:presentation-page-layout-name="Master1-PPL12" draw:id="Slide-326">
        <draw:frame draw:id="id223" presentation:style-name="a1525" draw:name="Title 1" svg:x="1.38in" svg:y="0.4in" svg:width="10.6in" svg:height="1.44965in" presentation:class="title" presentation:placeholder="false">
          <draw:text-box>
            <text:p text:style-name="a1524" text:class-names="" text:cond-style-name=""><text:span text:style-name="a1522" text:class-names="">THE PEOPLE (5:1-16):<text:s text:c="1"/></text:span><text:span text:style-name="a1523" text:class-names=""/></text:p>
          </draw:text-box>
          <svg:title/>
          <svg:desc/>
        </draw:frame>
        <draw:frame draw:id="id224" presentation:style-name="a1544" draw:name="Text Placeholder 2" svg:x="1.38in" svg:y="2in" svg:width="9.4in" svg:height="4.75868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26" text:class-names=""><text:s text:c="1"/>In regard to older men (5:1a):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1"/>In regard to younger men (5:1b):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1"/>In regard to older women (5:2a):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1"/>In regard to younger women (5:2b):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1"/>In regard to widows (5:3-16)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72" draw:style-name="a1545" draw:master-page-name="Master1-Layout12-tx-Title-and-Text" presentation:presentation-page-layout-name="Master1-PPL12" draw:id="Slide-327">
        <draw:frame draw:id="id225" presentation:style-name="a1549" draw:name="Title 1" svg:x="1.38in" svg:y="0.4in" svg:width="10.6in" svg:height="1.44965in" presentation:class="title" presentation:placeholder="false">
          <draw:text-box>
            <text:p text:style-name="a1548" text:class-names="" text:cond-style-name=""><text:span text:style-name="a1546" text:class-names="">1 TIMOTHY 5<text:s text:c="1"/></text:span><text:span text:style-name="a1547" text:class-names=""/></text:p>
          </draw:text-box>
          <svg:title/>
          <svg:desc/>
        </draw:frame>
        <draw:frame draw:id="id226" presentation:style-name="a1559" draw:name="Text Placeholder 2" svg:x="1.38in" svg:y="2in" svg:width="9.4in" svg:height="4.75868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THE PEOPLE (5:1-16):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THE PREACHERS (5:17-25):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73" draw:style-name="a1560" draw:master-page-name="Master1-Layout1-title-Title-Slide" presentation:presentation-page-layout-name="Master1-PPL1" draw:id="Slide-328">
        <draw:frame draw:id="id227" presentation:style-name="a1564" draw:name="Title 1" svg:x="1.38in" svg:y="0.83in" svg:width="10.3in" svg:height="4.42in" presentation:class="title" presentation:placeholder="false">
          <draw:text-box>
            <text:p text:style-name="a1563" text:class-names="" text:cond-style-name=""><text:span text:style-name="a1561" text:class-names="">THE PREACHERS (5:17-25):<text:s text:c="1"/></text:span><text:span text:style-name="a1562" text:class-names=""/></text:p>
          </draw:text-box>
          <svg:title/>
          <svg:desc/>
        </draw:frame>
        <draw:frame draw:id="id228" presentation:style-name="a1569" draw:name="Subtitle 2" svg:x="1.38in" svg:y="5.25in" svg:width="10.3in" svg:height="1.85in" presentation:class="subtitle" presentation:placeholder="false">
          <draw:text-box>
            <text:p text:style-name="a1566" text:class-names="" text:cond-style-name=""><text:span text:style-name="a1565" text:class-names=""><text:s text:c="1"/>Elders in general (5:17-22, 24-25)<text:s text:c="1"/></text:span></text:p>
            <text:p text:style-name="a1568" text:class-names="" text:cond-style-name=""><text:span text:style-name="a1567" text:class-names=""/></text:p>
          </draw:text-box>
          <svg:title/>
          <svg:desc/>
        </draw:frame>
      </draw:page>
      <draw:page draw:name="Slide74" draw:style-name="a1570" draw:master-page-name="Master1-Layout12-tx-Title-and-Text" presentation:presentation-page-layout-name="Master1-PPL12" draw:id="Slide-329">
        <draw:frame draw:id="id229" presentation:style-name="a1574" draw:name="Title 1" svg:x="1.38in" svg:y="0.4in" svg:width="10.6in" svg:height="1.44965in" presentation:class="title" presentation:placeholder="false">
          <draw:text-box>
            <text:p text:style-name="a1573" text:class-names="" text:cond-style-name=""><text:span text:style-name="a1571" text:class-names=""><text:s text:c="1"/>Elders in general (5:17-22, 24-25)<text:s text:c="1"/></text:span><text:span text:style-name="a1572" text:class-names=""/></text:p>
          </draw:text-box>
          <svg:title/>
          <svg:desc/>
        </draw:frame>
        <draw:frame draw:id="id230" presentation:style-name="a1593" draw:name="Text Placeholder 2" svg:x="1.38in" svg:y="2in" svg:width="9.4in" svg:height="4.75868in" presentation:class="outline" presentation:placeholder="false">
          <draw:text-box>
            <text:list text:style-name="a1577">
              <text:list-item>
                <text:p text:style-name="a1576" text:class-names="" text:cond-style-name=""><text:span text:style-name="a1575" text:class-names=""><text:s text:c="1"/>They are worthy of double honor (5:17-18).<text:s text:c="1"/>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<text:s text:c="1"/>They must never be unjustly accused (5:19-20, 24-25).<text:s text:c="1"/>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<text:s text:c="1"/>They must be impartial (5:21).<text:s text:c="1"/>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<text:s text:c="1"/>They must be proven before being ordained (5:22a).<text:s text:c="1"/>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1"/>They must keep themselves pure (5:22b).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75" draw:style-name="a1594" draw:master-page-name="Master1-Layout12-tx-Title-and-Text" presentation:presentation-page-layout-name="Master1-PPL12" draw:id="Slide-330">
        <draw:frame draw:id="id231" presentation:style-name="a1598" draw:name="Title 1" svg:x="1.38in" svg:y="0.4in" svg:width="10.6in" svg:height="1.44965in" presentation:class="title" presentation:placeholder="false">
          <draw:text-box>
            <text:p text:style-name="a1597" text:class-names="" text:cond-style-name=""><text:span text:style-name="a1595" text:class-names="">THE PREACHERS (5:17-25):<text:s text:c="1"/></text:span><text:span text:style-name="a1596" text:class-names=""/></text:p>
          </draw:text-box>
          <svg:title/>
          <svg:desc/>
        </draw:frame>
        <draw:frame draw:id="id232" presentation:style-name="a1608" draw:name="Text Placeholder 2" svg:x="1.38in" svg:y="2in" svg:width="9.4in" svg:height="4.7586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<text:s text:c="1"/>Elders in general (5:17-22, 24-25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Timothy in particular (5:23):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76" draw:style-name="a1609" draw:master-page-name="Master1-Layout12-tx-Title-and-Text" presentation:presentation-page-layout-name="Master1-PPL12" draw:id="Slide-331">
        <draw:frame draw:id="id233" presentation:style-name="a1613" draw:name="Title 1" svg:x="1.38in" svg:y="0.4in" svg:width="10.6in" svg:height="1.44965in" presentation:class="title" presentation:placeholder="false">
          <draw:text-box>
            <text:p text:style-name="a1612" text:class-names="" text:cond-style-name=""><text:span text:style-name="a1610" text:class-names="">1 TIMOTHY 5<text:s text:c="1"/></text:span><text:span text:style-name="a1611" text:class-names=""/></text:p>
          </draw:text-box>
          <svg:title/>
          <svg:desc/>
        </draw:frame>
        <draw:frame draw:id="id234" presentation:style-name="a1623" draw:name="Text Placeholder 2" svg:x="1.38in" svg:y="2in" svg:width="9.4in" svg:height="4.7586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THE PEOPLE (5:1-16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 PREACHERS (5:17-25):<text:s text:c="1"/>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</draw:text-box>
          <svg:title/>
          <svg:desc/>
        </draw:frame>
      </draw:page>
      <draw:page draw:name="Slide77" draw:style-name="a1624" draw:master-page-name="Master1-Layout1-title-Title-Slide" presentation:presentation-page-layout-name="Master1-PPL1" draw:id="Slide-332">
        <draw:frame draw:id="id235" presentation:style-name="a1628" draw:name="Title 1" svg:x="1.38in" svg:y="0.83in" svg:width="10.3in" svg:height="4.42in" presentation:class="title" presentation:placeholder="false">
          <draw:text-box>
            <text:p text:style-name="a1627" text:class-names="" text:cond-style-name=""><text:span text:style-name="a1625" text:class-names="">1 TIMOTHY 6<text:s text:c="1"/></text:span><text:span text:style-name="a1626" text:class-names=""/></text:p>
          </draw:text-box>
          <svg:title/>
          <svg:desc/>
        </draw:frame>
        <draw:frame draw:id="id236" presentation:style-name="a1633" draw:name="Subtitle 2" svg:x="1.38in" svg:y="5.25in" svg:width="10.3in" svg:height="1.85in" presentation:class="subtitle" presentation:placeholder="false">
          <draw:text-box>
            <text:p text:style-name="a1630" text:class-names="" text:cond-style-name=""><text:span text:style-name="a1629" text:class-names="">PAUL'S WORDS TO THE PEOPLE (6:1-10):<text:s text:c="1"/></text:span></text:p>
            <text:p text:style-name="a1632" text:class-names="" text:cond-style-name=""><text:span text:style-name="a1631" text:class-names=""/></text:p>
          </draw:text-box>
          <svg:title/>
          <svg:desc/>
        </draw:frame>
      </draw:page>
      <draw:page draw:name="Slide78" draw:style-name="a1634" draw:master-page-name="Master1-Layout12-tx-Title-and-Text" presentation:presentation-page-layout-name="Master1-PPL12" draw:id="Slide-333">
        <draw:frame draw:id="id237" presentation:style-name="a1638" draw:name="Title 1" svg:x="1.38in" svg:y="0.4in" svg:width="10.6in" svg:height="1.44965in" presentation:class="title" presentation:placeholder="false">
          <draw:text-box>
            <text:p text:style-name="a1637" text:class-names="" text:cond-style-name=""><text:span text:style-name="a1635" text:class-names="">PAUL'S WORDS TO THE PEOPLE (6:1-10):<text:s text:c="1"/></text:span><text:span text:style-name="a1636" text:class-names=""/></text:p>
          </draw:text-box>
          <svg:title/>
          <svg:desc/>
        </draw:frame>
        <draw:frame draw:id="id238" presentation:style-name="a1654" draw:name="Text Placeholder 2" svg:x="1.38in" svg:y="2in" svg:width="9.4in" svg:height="4.75868in" presentation:class="outline" presentation:placeholder="false">
          <draw:text-box>
            <text:list text:style-name="a1641">
              <text:list-item>
                <text:p text:style-name="a1640" text:class-names="" text:cond-style-name=""><text:span text:style-name="a1639" text:class-names=""><text:s text:c="1"/>The workers (6:1-2):<text:s text:c="1"/>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<text:s text:c="1"/>The wicked (6:3-5)<text:s text:c="1"/>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<text:s text:c="1"/>The wise (6:6-8):<text:s text:c="1"/>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<text:s text:c="1"/>The wealthy (6:9-10)<text:s text:c="1"/>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/></text:p>
              </text:list-item>
            </text:list>
          </draw:text-box>
          <svg:title/>
          <svg:desc/>
        </draw:frame>
      </draw:page>
      <draw:page draw:name="Slide79" draw:style-name="a1655" draw:master-page-name="Master1-Layout12-tx-Title-and-Text" presentation:presentation-page-layout-name="Master1-PPL12" draw:id="Slide-334">
        <draw:frame draw:id="id239" presentation:style-name="a1659" draw:name="Title 1" svg:x="1.38in" svg:y="0.4in" svg:width="10.6in" svg:height="1.44965in" presentation:class="title" presentation:placeholder="false">
          <draw:text-box>
            <text:p text:style-name="a1658" text:class-names="" text:cond-style-name=""><text:span text:style-name="a1656" text:class-names="">1 TIMOTHY 6<text:s text:c="1"/></text:span><text:span text:style-name="a1657" text:class-names=""/></text:p>
          </draw:text-box>
          <svg:title/>
          <svg:desc/>
        </draw:frame>
        <draw:frame draw:id="id240" presentation:style-name="a1669" draw:name="Text Placeholder 2" svg:x="1.38in" svg:y="2in" svg:width="9.4in" svg:height="4.75868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PAUL'S WORDS TO THE PEOPLE (6:1-10):<text:s text:c="1"/>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PAUL'S WORDS TO THE PASTOR (6:11-21)<text:s text:c="1"/>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</draw:text-box>
          <svg:title/>
          <svg:desc/>
        </draw:frame>
      </draw:page>
      <draw:page draw:name="Slide80" draw:style-name="a1670" draw:master-page-name="Master1-Layout1-title-Title-Slide" presentation:presentation-page-layout-name="Master1-PPL1" draw:id="Slide-335">
        <draw:frame draw:id="id241" presentation:style-name="a1674" draw:name="Title 1" svg:x="1.38in" svg:y="0.83in" svg:width="10.3in" svg:height="4.42in" presentation:class="title" presentation:placeholder="false">
          <draw:text-box>
            <text:p text:style-name="a1673" text:class-names="" text:cond-style-name=""><text:span text:style-name="a1671" text:class-names="">PAUL'S WORDS TO THE PASTOR (6:11-21)<text:s text:c="1"/></text:span><text:span text:style-name="a1672" text:class-names=""/></text:p>
          </draw:text-box>
          <svg:title/>
          <svg:desc/>
        </draw:frame>
        <draw:frame draw:id="id242" presentation:style-name="a1679" draw:name="Subtitle 2" svg:x="1.38in" svg:y="5.25in" svg:width="10.3in" svg:height="1.85in" presentation:class="subtitle" presentation:placeholder="false">
          <draw:text-box>
            <text:p text:style-name="a1676" text:class-names="" text:cond-style-name=""><text:span text:style-name="a1675" text:class-names=""><text:s text:c="1"/>What Timothy is to do (6:11-14, 17-21)<text:s text:c="1"/></text:span></text:p>
            <text:p text:style-name="a1678" text:class-names="" text:cond-style-name=""><text:span text:style-name="a1677" text:class-names=""/></text:p>
          </draw:text-box>
          <svg:title/>
          <svg:desc/>
        </draw:frame>
      </draw:page>
      <draw:page draw:name="Slide81" draw:style-name="a1680" draw:master-page-name="Master1-Layout12-tx-Title-and-Text" presentation:presentation-page-layout-name="Master1-PPL12" draw:id="Slide-336">
        <draw:frame draw:id="id243" presentation:style-name="a1684" draw:name="Title 1" svg:x="1.38in" svg:y="0.4in" svg:width="10.6in" svg:height="1.44965in" presentation:class="title" presentation:placeholder="false">
          <draw:text-box>
            <text:p text:style-name="a1683" text:class-names="" text:cond-style-name=""><text:span text:style-name="a1681" text:class-names=""><text:s text:c="1"/>What Timothy is to do (6:11-14, 17-21)<text:s text:c="1"/></text:span><text:span text:style-name="a1682" text:class-names=""/></text:p>
          </draw:text-box>
          <svg:title/>
          <svg:desc/>
        </draw:frame>
        <draw:frame draw:id="id244" presentation:style-name="a1700" draw:name="Text Placeholder 2" svg:x="1.38in" svg:y="2in" svg:width="9.4in" svg:height="4.75868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><text:s text:c="1"/>Flee from evil, and follow after good (6:11).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<text:s text:c="1"/>Fight the good fight of faith (6:12).<text:s text:c="1"/>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<text:s text:c="1"/>Faithfully fulfill your ministry (6:13-14, 20a).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><text:s text:c="1"/>Warn the rich (6:17-19).<text:s text:c="1"/>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</draw:text-box>
          <svg:title/>
          <svg:desc/>
        </draw:frame>
      </draw:page>
      <draw:page draw:name="Slide82" draw:style-name="a1701" draw:master-page-name="Master1-Layout1-title-Title-Slide" presentation:presentation-page-layout-name="Master1-PPL1" draw:id="Slide-337">
        <draw:frame draw:id="id245" presentation:style-name="a1705" draw:name="Title 1" svg:x="1.38in" svg:y="0.83in" svg:width="10.3in" svg:height="4.42in" presentation:class="title" presentation:placeholder="false">
          <draw:text-box>
            <text:p text:style-name="a1704" text:class-names="" text:cond-style-name=""><text:span text:style-name="a1702" text:class-names=""><text:s text:c="1"/>Warn the rich (6:17-19).<text:s text:c="1"/></text:span><text:span text:style-name="a1703" text:class-names=""/></text:p>
          </draw:text-box>
          <svg:title/>
          <svg:desc/>
        </draw:frame>
        <draw:frame draw:id="id246" presentation:style-name="a1710" draw:name="Subtitle 2" svg:x="1.38in" svg:y="5.25in" svg:width="10.3in" svg:height="1.85in" presentation:class="subtitle" presentation:placeholder="false">
          <draw:text-box>
            <text:p text:style-name="a1707" text:class-names="" text:cond-style-name=""><text:span text:style-name="a1706" text:class-names=""><text:s text:c="1"/>What they should do (6:17-18)<text:s text:c="1"/></text:span></text:p>
            <text:p text:style-name="a1709" text:class-names="" text:cond-style-name=""><text:span text:style-name="a1708" text:class-names=""/></text:p>
          </draw:text-box>
          <svg:title/>
          <svg:desc/>
        </draw:frame>
      </draw:page>
      <draw:page draw:name="Slide83" draw:style-name="a1711" draw:master-page-name="Master1-Layout12-tx-Title-and-Text" presentation:presentation-page-layout-name="Master1-PPL12" draw:id="Slide-338">
        <draw:frame draw:id="id247" presentation:style-name="a1715" draw:name="Title 1" svg:x="1.38in" svg:y="0.4in" svg:width="10.6in" svg:height="1.44965in" presentation:class="title" presentation:placeholder="false">
          <draw:text-box>
            <text:p text:style-name="a1714" text:class-names="" text:cond-style-name=""><text:span text:style-name="a1712" text:class-names=""><text:s text:c="1"/>What they should do (6:17-18)<text:s text:c="1"/></text:span><text:span text:style-name="a1713" text:class-names=""/></text:p>
          </draw:text-box>
          <svg:title/>
          <svg:desc/>
        </draw:frame>
        <draw:frame draw:id="id248" presentation:style-name="a1725" draw:name="Text Placeholder 2" svg:x="1.38in" svg:y="2in" svg:width="9.4in" svg:height="4.75868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<text:s text:c="1"/>Don't trust in your money (6:17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Use it to help others (6:18).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</draw:text-box>
          <svg:title/>
          <svg:desc/>
        </draw:frame>
      </draw:page>
      <draw:page draw:name="Slide84" draw:style-name="a1726" draw:master-page-name="Master1-Layout12-tx-Title-and-Text" presentation:presentation-page-layout-name="Master1-PPL12" draw:id="Slide-339">
        <draw:frame draw:id="id249" presentation:style-name="a1730" draw:name="Title 1" svg:x="1.38in" svg:y="0.4in" svg:width="10.6in" svg:height="1.44965in" presentation:class="title" presentation:placeholder="false">
          <draw:text-box>
            <text:p text:style-name="a1729" text:class-names="" text:cond-style-name=""><text:span text:style-name="a1727" text:class-names=""><text:s text:c="1"/>Warn the rich (6:17-19).<text:s text:c="1"/></text:span><text:span text:style-name="a1728" text:class-names=""/></text:p>
          </draw:text-box>
          <svg:title/>
          <svg:desc/>
        </draw:frame>
        <draw:frame draw:id="id250" presentation:style-name="a1740" draw:name="Text Placeholder 2" svg:x="1.38in" svg:y="2in" svg:width="9.4in" svg:height="4.75868in" presentation:class="outline" presentation:placeholder="false">
          <draw:text-box>
            <text:list text:style-name="a1733">
              <text:list-item>
                <text:p text:style-name="a1732" text:class-names="" text:cond-style-name=""><text:span text:style-name="a1731" text:class-names=""><text:s text:c="1"/>What they should do (6:17-18)<text:s text:c="1"/>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<text:s text:c="1"/>Why they should do it (6:19):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/></text:p>
              </text:list-item>
            </text:list>
          </draw:text-box>
          <svg:title/>
          <svg:desc/>
        </draw:frame>
      </draw:page>
      <draw:page draw:name="Slide85" draw:style-name="a1741" draw:master-page-name="Master1-Layout12-tx-Title-and-Text" presentation:presentation-page-layout-name="Master1-PPL12" draw:id="Slide-340">
        <draw:frame draw:id="id251" presentation:style-name="a1745" draw:name="Title 1" svg:x="1.38in" svg:y="0.4in" svg:width="10.6in" svg:height="1.44965in" presentation:class="title" presentation:placeholder="false">
          <draw:text-box>
            <text:p text:style-name="a1744" text:class-names="" text:cond-style-name=""><text:span text:style-name="a1742" text:class-names=""><text:s text:c="1"/>What Timothy is to do (6:11-14, 17-21)<text:s text:c="1"/></text:span><text:span text:style-name="a1743" text:class-names=""/></text:p>
          </draw:text-box>
          <svg:title/>
          <svg:desc/>
        </draw:frame>
        <draw:frame draw:id="id252" presentation:style-name="a1764" draw:name="Text Placeholder 2" svg:x="1.38in" svg:y="2in" svg:width="9.4in" svg:height="4.75868in" presentation:class="outline" presentation:placeholder="false">
          <draw:text-box>
            <text:list text:style-name="a1748">
              <text:list-item>
                <text:p text:style-name="a1747" text:class-names="" text:cond-style-name=""><text:span text:style-name="a1746" text:class-names=""><text:s text:c="1"/>Flee from evil, and follow after good (6:11).<text:s text:c="1"/>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<text:s text:c="1"/>Fight the good fight of faith (6:12).<text:s text:c="1"/>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<text:s text:c="1"/>Faithfully fulfill your ministry (6:13-14, 20a).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<text:s text:c="1"/>Warn the rich (6:17-19).<text:s text:c="1"/>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<text:s text:c="1"/>Reject godless philosophies (6:20b-21).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</draw:text-box>
          <svg:title/>
          <svg:desc/>
        </draw:frame>
      </draw:page>
      <draw:page draw:name="Slide86" draw:style-name="a1765" draw:master-page-name="Master1-Layout12-tx-Title-and-Text" presentation:presentation-page-layout-name="Master1-PPL12" draw:id="Slide-341">
        <draw:frame draw:id="id253" presentation:style-name="a1769" draw:name="Title 1" svg:x="1.38in" svg:y="0.4in" svg:width="10.6in" svg:height="1.44965in" presentation:class="title" presentation:placeholder="false">
          <draw:text-box>
            <text:p text:style-name="a1768" text:class-names="" text:cond-style-name=""><text:span text:style-name="a1766" text:class-names="">PAUL'S WORDS TO THE PASTOR (6:11-21)<text:s text:c="1"/></text:span><text:span text:style-name="a1767" text:class-names=""/></text:p>
          </draw:text-box>
          <svg:title/>
          <svg:desc/>
        </draw:frame>
        <draw:frame draw:id="id254" presentation:style-name="a1779" draw:name="Text Placeholder 2" svg:x="1.38in" svg:y="2in" svg:width="9.4in" svg:height="4.75868in" presentation:class="outline" presentation:placeholder="false">
          <draw:text-box>
            <text:list text:style-name="a1772">
              <text:list-item>
                <text:p text:style-name="a1771" text:class-names="" text:cond-style-name=""><text:span text:style-name="a1770" text:class-names=""><text:s text:c="1"/>What Timothy is to do (6:11-14, 17-21)<text:s text:c="1"/>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><text:s text:c="1"/>For whom Timothy is to do it (6:15-16):<text:s text:c="1"/>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</draw:text-box>
          <svg:title/>
          <svg:desc/>
        </draw:frame>
      </draw:page>
      <draw:page draw:name="Slide87" draw:style-name="a1780" draw:master-page-name="Master1-Layout12-tx-Title-and-Text" presentation:presentation-page-layout-name="Master1-PPL12" draw:id="Slide-342">
        <draw:frame draw:id="id255" presentation:style-name="a1784" draw:name="Title 1" svg:x="1.38in" svg:y="0.4in" svg:width="10.6in" svg:height="1.44965in" presentation:class="title" presentation:placeholder="false">
          <draw:text-box>
            <text:p text:style-name="a1783" text:class-names="" text:cond-style-name=""><text:span text:style-name="a1781" text:class-names=""><text:s text:c="1"/>For whom Timothy is to do it (6:15-16):<text:s text:c="1"/></text:span><text:span text:style-name="a1782" text:class-names=""/></text:p>
          </draw:text-box>
          <svg:title/>
          <svg:desc/>
        </draw:frame>
        <draw:frame draw:id="id256" presentation:style-name="a1800" draw:name="Text Placeholder 2" svg:x="1.38in" svg:y="2in" svg:width="9.4in" svg:height="4.75868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><text:s text:c="1"/>The blessed and only Almighty God (6:15a)<text:s text:c="1"/>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<text:s text:c="1"/>The King of Kings (6:15b)<text:s text:c="1"/>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<text:s text:c="1"/>The Lord of Lords (6:15c)<text:s text:c="1"/>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<text:s text:c="1"/>The immortal and invisible God (6:16a)<text:s text:c="1"/>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/></text:p>
              </text:list-item>
            </text:list>
          </draw:text-box>
          <svg:title/>
          <svg:desc/>
        </draw:frame>
      </draw:page>
      <draw:page draw:name="Slide88" draw:style-name="a1801" draw:master-page-name="Master1-Layout12-tx-Title-and-Text" presentation:presentation-page-layout-name="Master1-PPL12" draw:id="Slide-343">
        <draw:frame draw:id="id257" presentation:style-name="a1805" draw:name="Title 1" svg:x="1.38in" svg:y="0.4in" svg:width="10.6in" svg:height="1.44965in" presentation:class="title" presentation:placeholder="false">
          <draw:text-box>
            <text:p text:style-name="a1804" text:class-names="" text:cond-style-name=""><text:span text:style-name="a1802" text:class-names="">PAUL'S WORDS TO THE PASTOR (6:11-21)<text:s text:c="1"/></text:span><text:span text:style-name="a1803" text:class-names=""/></text:p>
          </draw:text-box>
          <svg:title/>
          <svg:desc/>
        </draw:frame>
        <draw:frame draw:id="id258" presentation:style-name="a1815" draw:name="Text Placeholder 2" svg:x="1.38in" svg:y="2in" svg:width="9.4in" svg:height="4.75868in" presentation:class="outline" presentation:placeholder="false">
          <draw:text-box>
            <text:list text:style-name="a1808">
              <text:list-item>
                <text:p text:style-name="a1807" text:class-names="" text:cond-style-name=""><text:span text:style-name="a1806" text:class-names=""><text:s text:c="1"/>What Timothy is to do (6:11-14, 17-21)<text:s text:c="1"/>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<text:s text:c="1"/>For whom Timothy is to do it (6:15-16):<text:s text:c="1"/>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</draw:text-box>
          <svg:title/>
          <svg:desc/>
        </draw:frame>
      </draw:page>
      <draw:page draw:name="Slide89" draw:style-name="a1816" draw:master-page-name="Master1-Layout12-tx-Title-and-Text" presentation:presentation-page-layout-name="Master1-PPL12" draw:id="Slide-344">
        <draw:frame draw:id="id259" presentation:style-name="a1820" draw:name="Title 1" svg:x="1.38in" svg:y="0.4in" svg:width="10.6in" svg:height="1.44965in" presentation:class="title" presentation:placeholder="false">
          <draw:text-box>
            <text:p text:style-name="a1819" text:class-names="" text:cond-style-name=""><text:span text:style-name="a1817" text:class-names="">1 TIMOTHY 6<text:s text:c="1"/></text:span><text:span text:style-name="a1818" text:class-names=""/></text:p>
          </draw:text-box>
          <svg:title/>
          <svg:desc/>
        </draw:frame>
        <draw:frame draw:id="id260" presentation:style-name="a1830" draw:name="Text Placeholder 2" svg:x="1.38in" svg:y="2in" svg:width="9.4in" svg:height="4.75868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PAUL'S WORDS TO THE PEOPLE (6:1-10):<text:s text:c="1"/>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PAUL'S WORDS TO THE PASTOR (6:11-21)<text:s text:c="1"/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</draw:text-box>
          <svg:title/>
          <svg:desc/>
        </draw:frame>
      </draw:page>
      <draw:page draw:name="Slide90" draw:style-name="a1831" draw:master-page-name="Master1-Layout1-title-Title-Slide" presentation:presentation-page-layout-name="Master1-PPL1" draw:id="Slide-345">
        <draw:frame draw:id="id261" presentation:style-name="a1835" draw:name="Title 1" svg:x="1.38in" svg:y="0.83in" svg:width="10.3in" svg:height="4.42in" presentation:class="title" presentation:placeholder="false">
          <draw:text-box>
            <text:p text:style-name="a1834" text:class-names="" text:cond-style-name=""><text:span text:style-name="a1832" text:class-names="">1 Timothy</text:span><text:span text:style-name="a1833" text:class-names=""/></text:p>
          </draw:text-box>
          <svg:title/>
          <svg:desc/>
        </draw:frame>
        <draw:frame draw:id="id262" presentation:style-name="a1836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Timothy</dc:title>
    <meta:initial-creator>David STRICKLAND</meta:initial-creator>
    <dc:creator>David STRICKLAND</dc:creator>
    <meta:creation-date>2020-02-22T17:28:05Z</meta:creation-date>
    <dc:date>2020-02-22T17:28:07Z</dc:date>
    <meta:template xlink:href="BibleStudy" xlink:type="simple"/>
    <meta:editing-cycles>1</meta:editing-cycles>
    <meta:editing-duration>PT1S</meta:editing-duration>
    <meta:document-statistic meta:paragraph-count="303" meta:word-count="2469"/>
  </office:meta>
</office:document-meta>
</file>